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917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2.215cm"/>
    </style:style>
    <style:style style:name="ro1" style:family="table-row">
      <style:table-row-properties style:row-height="1.09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4cm" fo:break-before="auto" style:use-optimal-row-height="true"/>
    </style:style>
    <style:style style:name="ta1" style:family="table" style:master-page-name="PageStyle_5f_Burndown_20_Char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11cm solid #d3d7cf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d3d7cf" style:direction="ltr" fo:padding="0.071cm" fo:border-right="0.011cm solid #c0c0c0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0.011cm solid #d3d7cf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c0c0c0" style:direction="ltr" fo:padding="0.071cm" fo:border-right="0.011cm solid #d3d7cf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Burndown Cha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table:style-name="ce2" office:value-type="string" table:number-columns-spanned="6" table:number-rows-spanned="1">
            <text:p>Burn down chart</text:p>
          </table:table-cell>
          <table:covered-table-cell table:number-columns-repeated="4" table:style-name="ce7"/>
          <table:covered-table-cell table:style-name="ce1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/>
          <table:table-cell table:style-name="ce8" office:value-type="string" table:number-columns-spanned="2" table:number-rows-spanned="1">
            <text:p>Burned down</text:p>
          </table:table-cell>
          <table:covered-table-cell table:style-name="ce8"/>
          <table:table-cell table:style-name="ce11" office:value-type="string" table:number-columns-spanned="2" table:number-rows-spanned="1">
            <text:p>Balance</text:p>
          </table:table-cell>
          <table:covered-table-cell table:style-name="ce11"/>
          <table:table-cell table:style-name="ce13" office:value-type="string" table:number-columns-spanned="1" table:number-rows-spanned="2">
            <text:p>Daily Completed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>
            <text:p>Days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covered-table-cell table:style-name="ce14"/>
          <table:table-cell table:number-columns-repeated="1017"/>
        </table:table-row>
        <table:table-row table:style-name="ro4">
          <table:table-cell/>
          <table:table-cell table:style-name="ce6" office:value-type="float" office:value="0">
            <text:p>0</text:p>
          </table:table-cell>
          <table:table-cell table:style-name="ce10"/>
          <table:table-cell table:style-name="ce10"/>
          <table:table-cell table:number-columns-repeated="2" table:style-name="ce10" office:value-type="float" office:value="53">
            <text:p>53</text:p>
          </table:table-cell>
          <table:table-cell table:style-name="ce15" table:formula="of:=IF([.D5]=&quot;&quot;;NA();[.D5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[.$E$5]-SUM([.$C$6:.C6])" office:value-type="float" office:value="48">
            <text:p>48</text:p>
          </table:table-cell>
          <table:table-cell table:style-name="ce10" table:formula="of:=IF([.D6]=&quot;&quot;;NA();[.$F$5]-SUM([.$D$6:.D6]))" office:value-type="float" office:value="48">
            <text:p>48</text:p>
          </table:table-cell>
          <table:table-cell table:style-name="ce15" office:value-type="float" office:value="1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52">
            <text:p>52</text:p>
          </table:table-cell>
          <table:table-cell table:style-name="ce10" table:formula="of:=[.$E$5]-SUM([.$C$6:.C7])" office:value-type="float" office:value="0">
            <text:p>0</text:p>
          </table:table-cell>
          <table:table-cell table:style-name="ce10" table:formula="of:=IF([.D7]=&quot;&quot;;NA();[.$F$5]-SUM([.$D$6:.D7]))" office:value-type="float" office:value="-4">
            <text:p>-4</text:p>
          </table:table-cell>
          <table:table-cell table:style-name="ce15" office:value-type="float" office:value="6">
            <text:p>6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>
            <draw:frame table:end-cell-address="'Burndown Chart'.I19" table:end-x="1.131cm" table:end-y="0.125cm" draw:z-index="0" draw:name="Chart 1" draw:style-name="gr1" svg:width="13.245cm" svg:height="5.315cm" svg:x="0.012cm" svg:y="0.188cm">
              <draw:object draw:notify-on-update-of-ranges="'Burndown Chart'.B5:'Burndown Chart'.B7 'Burndown Chart'.G3:'Burndown Chart'.G3 'Burndown Chart'.G5:'Burndown Chart'.G7 'Burndown Chart'.E4:'Burndown Chart'.E4 'Burndown Chart'.E5:'Burndown Chart'.E7 'Burndown Chart'.F4:'Burndown Chart'.F4 'Burndown Chart'.F5:'Burndown Chart'.F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9P0" style:volatile="true">
      <number:text>Rs. </number:text>
      <number:number number:decimal-places="0" number:min-integer-digits="1" number:grouping="true"/>
      <number:text> </number:text>
    </number:number-style>
    <number:number-style style:name="N109">
      <number:text>(Rs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s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Rs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s. </number:text>
      <number:number number:decimal-places="2" number:min-integer-digits="1" number:grouping="true"/>
      <number:text> </number:text>
    </number:number-style>
    <number:number-style style:name="N112">
      <number:text>(Rs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s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Rs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Rs. </number:text>
      <number:number number:decimal-places="0" number:min-integer-digits="1" number:grouping="true"/>
      <number:text> </number:text>
    </number:number-style>
    <number:number-style style:name="N121P1" style:volatile="true">
      <number:text> Rs. (</number:text>
      <number:number number:decimal-places="0" number:min-integer-digits="1" number:grouping="true"/>
      <number:text>)</number:text>
    </number:number-style>
    <number:number-style style:name="N121P2" style:volatile="true">
      <number:text> Rs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Rs. </number:text>
      <number:number number:decimal-places="2" number:min-integer-digits="1" number:grouping="true"/>
      <number:text> </number:text>
    </number:number-style>
    <number:number-style style:name="N129P1" style:volatile="true">
      <number:text> Rs. (</number:text>
      <number:number number:decimal-places="2" number:min-integer-digits="1" number:grouping="true"/>
      <number:text>)</number:text>
    </number:number-style>
    <number:number-style style:name="N129P2" style:volatile="true">
      <number:text> Rs.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kr</number:text>
    </number:number-style>
    <number:number-style style:name="N135">
      <number:text>-</number:text>
      <number:number number: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kr</number:text>
    </number:number-style>
    <number:number-style style:name="N138">
      <number:text>-</number:text>
      <number:number number: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kr </number:text>
    </number:number-style>
    <number:number-style style:name="N143P1" style:volatile="true">
      <number:text>-</number:text>
      <number:number number:decimal-places="0" number:min-integer-digits="1" number:grouping="true"/>
      <number:text> kr </number:text>
    </number:number-style>
    <number:number-style style:name="N143P2" style:volatile="true">
      <number:text> - k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    </number:text>
    </number:number-style>
    <number:number-style style:name="N147P1" style:volatile="true">
      <number:text>-</number:text>
      <number:number number:decimal-places="0" number:min-integer-digits="1" number:grouping="true"/>
      <number:text>     </number:text>
    </number:number-style>
    <number:number-style style:name="N147P2" style:volatile="true">
      <number:text> -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integer-digits="1" number:grouping="true"/>
      <number:text> kr </number:text>
    </number:number-style>
    <number:number-style style:name="N151P1" style:volatile="true">
      <number:text>-</number:text>
      <number:number number:decimal-places="2" number:min-integer-digits="1" number:grouping="true"/>
      <number:text> kr </number:text>
    </number:number-style>
    <number:number-style style:name="N151P2" style:volatile="true">
      <number:text> -</number:text>
      <number:number number:decimal-places="0" number:min-integer-digits="0"/>
      <number:text> kr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    </number:text>
    </number:number-style>
    <number:number-style style:name="N155P1" style:volatile="true">
      <number:text>-</number:text>
      <number:number number:decimal-places="2" number:min-integer-digits="1" number:grouping="true"/>
      <number:text>     </number:text>
    </number:number-style>
    <number:number-style style:name="N155P2" style:volatile="true">
      <number:text> -</number:text>
      <number:number number:decimal-places="0" number:min-integer-digits="0"/>
      <number:text>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fo:padding="0.071cm" style:rotation-align="none"/>
      <style:text-properties fo:color="#000000" style:font-name="Calibri" fo:font-size="11pt" style:font-name-asian="AR PL SungtiL GB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42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42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2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1cm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12-04-20</text:date>, <text:time>10:0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rndown_20_Chart" style:display-name="PageStyle_Burndown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urna Duggirala</meta:initial-creator>
    <meta:creation-date>2009-07-20T09:39:33</meta:creation-date>
    <dc:creator>Tommy Ivarsson</dc:creator>
    <dc:date>2012-04-20T10:02:13</dc:date>
    <meta:editing-duration>PT1H51M46S</meta:editing-duration>
    <meta:editing-cycles>5</meta:editing-cycles>
    <meta:generator>LibreOffice/3.3$Linux LibreOffice_project/330m19$Build-401</meta:generator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stroke="none" svg:stroke-color="#d3d7cf" draw:fill="solid" draw:fill-color="#2e3436"/>
      <style:text-properties fo:color="#000000" fo:font-family="Calibri" fo:font-size="8pt" style:font-size-asian="8pt" style:font-family-complex="Calibri" style:font-size-complex="8pt"/>
    </style:style>
    <style:style style:name="ch4" style:family="chart">
      <style:chart-properties chart:include-hidden-cells="fals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6" style:family="chart" style:data-style-name="N0">
      <style:chart-properties chart:display-label="true" chart:logarithmic="false" chart:gap-width="50" chart:reverse-direction="false" text:line-break="false" chart:axis-position="1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7" style:family="chart">
      <style:graphic-properties svg:stroke-color="#c0c0c0"/>
    </style:style>
    <style:style style:name="ch8" style:family="chart" style:data-style-name="N0">
      <style:graphic-properties draw:stroke="none" svg:stroke-color="#d3d7cf" draw:fill-color="#80808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105cm" svg:stroke-color="#3366ff" draw:fill-color="#3366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105cm" svg:stroke-color="#ff6600" draw:fill-color="#ff6600"/>
      <style:text-properties fo:font-size="10pt" style:font-size-asian="10pt" style:font-size-complex="10pt"/>
    </style:style>
    <style:style style:name="ch11" style:family="chart">
      <style:graphic-properties svg:stroke-color="#d3d7cf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246cm" svg:height="5.316cm" xlink:href=".." xlink:type="simple" chart:class="chart:bar" chart:style-name="ch1">
        <chart:subtitle svg:x="5.878cm" svg:y="0.347cm" chart:style-name="ch2">
          <text:p>sub-title</text:p>
        </chart:subtitle>
        <chart:legend chart:legend-position="end" svg:x="6.964cm" svg:y="0.248cm" chart:style-name="ch3"/>
        <chart:plot-area chart:style-name="ch4" table:cell-range-address="'Burndown Chart'.B5:'Burndown Chart'.B7 'Burndown Chart'.G3:'Burndown Chart'.G3 'Burndown Chart'.F5:'Burndown Chart'.G7 'Burndown Chart'.E4:'Burndown Chart'.E7 'Burndown Chart'.F4:'Burndown Chart'.F4" chart:data-source-has-labels="both" svg:x="0.724cm" svg:y="0.502cm" svg:width="12.014cm" svg:height="4.104cm">
          <chartooo:coordinate-region svg:x="1.398cm" svg:y="0.676cm" svg:width="11.34cm" svg:height="3.758cm"/>
          <chart:axis chart:dimension="x" chart:name="primary-x" chart:style-name="ch5">
            <chart:categories table:cell-range-address="'Burndown Chart'.B5:'Burndown Chart'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'.G5:'Burndown Chart'.G7" chart:label-cell-address="'Burndown Chart'.G3:'Burndown Chart'.G3" chart:class="chart:bar">
            <chart:data-point chart:repeated="3"/>
          </chart:series>
          <chart:series chart:style-name="ch9" chart:values-cell-range-address="'Burndown Chart'.E5:'Burndown Chart'.E7" chart:label-cell-address="'Burndown Chart'.E4:'Burndown Chart'.E4" chart:class="chart:line">
            <chart:data-point chart:repeated="3"/>
          </chart:series>
          <chart:series chart:style-name="ch10" chart:values-cell-range-address="'Burndown Chart'.F5:'Burndown Chart'.F7" chart:label-cell-address="'Burndown Chart'.F4:'Burndown Chart'.F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ompleted</text:p>
                <draw:g>
                  <svg:desc>'Burndown Chart'.G3:'Burndown Chart'.G3</svg:desc>
                </draw:g>
              </table:table-cell>
              <table:table-cell office:value-type="string">
                <text:p>Planned</text:p>
                <draw:g>
                  <svg:desc>'Burndown Chart'.E4:'Burndown Chart'.E4</svg:desc>
                </draw:g>
              </table:table-cell>
              <table:table-cell office:value-type="string">
                <text:p>Actual</text:p>
                <draw:g>
                  <svg:desc>'Burndown Chart'.F4:'Burndown Chart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Burndown Chart'.B5:'Burndown Chart'.B7</svg:desc>
                </draw:g>
              </table:table-cell>
              <table:table-cell office:value-type="float" office:value="NaN">
                <text:p>NaN</text:p>
                <draw:g>
                  <svg:desc>'Burndown Chart'.G5:'Burndown Chart'.G7</svg:desc>
                </draw:g>
              </table:table-cell>
              <table:table-cell office:value-type="float" office:value="53">
                <text:p>53</text:p>
                <draw:g>
                  <svg:desc>'Burndown Chart'.E5:'Burndown Chart'.E7</svg:desc>
                </draw:g>
              </table:table-cell>
              <table:table-cell office:value-type="float" office:value="53">
                <text:p>53</text:p>
                <draw:g>
                  <svg:desc>'Burndown Chart'.F5:'Burndown Chart'.F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